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6cm"/>
    </style:style>
    <style:style style:name="co2" style:family="table-column">
      <style:table-column-properties fo:break-before="auto" style:column-width="4.944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1.7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7.913cm"/>
    </style:style>
    <style:style style:name="co9" style:family="table-column">
      <style:table-column-properties fo:break-before="auto" style:column-width="2.6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</office:automatic-styles>
  <office:body>
    <office:spreadsheet>
      <table:table table:name="Munkalap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ce1"/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- polygon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ფორმები - მრავალკუთხედ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1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ფორმები 1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ფორმები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nimal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ცხოველ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ar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ავტომანქან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g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საბარგო მანქან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Other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Cisco - სხვა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Medi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Cisco - მედია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Product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Cisco - პროდუქტ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usual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დომინო - ჩვეულებრივ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numbered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დომინო - რიცხვ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1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ელექტრონიკა - ნაწილები 1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ელექტრონიკა - ნაწილები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3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ელექტრონიკა - ნაწილები 3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4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ელექტრონიკა - ნაწილები 4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circuit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ელექტრონიკა - წრედ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sign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ელექტრონიკა - ნიშნ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gaug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ელექტრონიკა - ელემენტ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eople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ხალხ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overlay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არქიტექტურა - თარგ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furnitur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არქიტექტურა - ავეჯ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uilding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არქიტექტურა - შენობ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athroom, kitch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არქიტექტურა - სააბაზანო, სამზარეულო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kitche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არქიტექტურა - სამზარეულო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windows, door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არქიტექტურა - ფანჯრები, კარ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დიაგრამ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დიაგრამები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aun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ფოტოები - ფაუნა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Building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ფოტოები - შენობ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Plant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ფოტოები - მცენარე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tatu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ფოტოები - ძეგლ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Landscap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ფოტოები - პეიზაჟ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iti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ფოტოები - ქალაქ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lower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ფოტოები - ყვავილ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Therapeutics - general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მედიცინა - ზოგად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Weather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ამინდ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Vehicl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ტრანსპორტ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ნიშნ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lue Ma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ლურჯი მამაკაც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hemistry - Amino acid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ქიმია - ამინომჟავ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sign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ლოგიკური ნიშნ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gat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ლოგიკური კარიბჭე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o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ლოგო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mili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მიმიკ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row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ისრ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1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საათი - 01 საათ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2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საათი - 02 საათ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3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საათი - 03 საათ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4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საათი - 04 საათ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5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საათი - 05 საათ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6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საათი - 06 საათ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7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საათი - 07 საათ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8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საათი - 08 საათ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9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საათი - 09 საათ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0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საათი - 10 საათ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1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საათი - 11 საათ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2 cloc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საათი - 12 საათ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neumatic - part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პნევმატიკა - ნაწილ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general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კომპიუტერები - ზოგად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კომპიუტერები - ქსელ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 devic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კომპიუტერები - ქსელური მოწყობილობ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WIFI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კომპიუტერები - WIFI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Number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იცხვ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 - danger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ნიშნები - საფრთხე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bject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საგნ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fric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აფრიკა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United States of Americ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ამერიკის შეერთებული შტატ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ustrali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ავსტრალია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si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აზია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outh Americ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სამხრეთ ამერიკა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ევროპა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 1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ევროპა 1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საფრანგეთ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 - countri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საფრანგეთი - მხარე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gn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ნიშნ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anad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კანადა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ontinent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კონტინენტ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East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შუა აღმოსავლეთ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merica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ცენტრალური ამერიკა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g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შუა საუკუნე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exico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მექსიკა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ncient time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Ókor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mbol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სიმბოლო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history - 1900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ისტორია - 1900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World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მსოფლიო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rop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მარცვლეულ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raction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წილად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ag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დროშ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instrument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მუსიკა - ინსტრუმენტ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sheet music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მუსიკა - კომპოზიცი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pecial Pictogramm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სპეციალური პიქტოგრამ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elebratio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ფოტოები - დრესასწაულ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oods and Drink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ფოტოები - საკვები და სასმელ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rman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ფოტოები - ადამიან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Object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ფოტოები - საგნ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pace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ფოტოები - სამყარო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Travel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ფოტოები - მოგზაურობა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penOffice.org logo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OpenOffice.org ლოგო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Religion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ელიგია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ildings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შენობები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Homepage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თავფურცელი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llets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პუნქტები 2</text:p>
          </table:table-cell>
          <table:table-cell table:number-columns-repeated="3"/>
          <table:table-cell office:value-type="date" office:date-value="2006-07-06T12:12:12">
            <text:p>06-07-06 12: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6">2007.06.26</text:date>, <text:time>15:57:28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Oo-dev/2.3$Win32 OpenOffice.org_project/680m217$Build-9173</meta:generator>
    <meta:creation-date>2007-06-20T13:52:57</meta:creation-date>
    <dc:date>2007-06-26T15:57:28</dc:date>
    <dc:language>en-US</dc:language>
    <meta:editing-cycles>2</meta:editing-cycles>
    <meta:editing-duration>PT2M9S</meta:editing-duration>
    <meta:user-defined meta:name="Info 1"/>
    <meta:user-defined meta:name="Info 2"/>
    <meta:user-defined meta:name="Info 3"/>
    <meta:user-defined meta:name="Info 4"/>
    <meta:document-statistic meta:table-count="1" meta:cell-count="1872"/>
  </office:meta>
</office:document-meta>
</file>